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rsid="00175690" officeooo:paragraph-rsid="00175690"/>
    </style:style>
    <style:style style:name="P3" style:family="paragraph" style:parent-style-name="Standard">
      <style:text-properties style:font-name="Arial" officeooo:rsid="001f1628" officeooo:paragraph-rsid="001f1628"/>
    </style:style>
    <style:style style:name="P4" style:family="paragraph" style:parent-style-name="Standard">
      <style:text-properties fo:color="#2b91af" loext:opacity="100%" style:font-name="Cascadia Mono" fo:font-size="9.5pt" officeooo:rsid="00175690" officeooo:paragraph-rsid="00175690" fo:background-color="#ffffff" style:font-size-asian="9.5pt"/>
    </style:style>
    <style:style style:name="P5" style:family="paragraph" style:parent-style-name="Standard">
      <style:text-properties fo:color="#2b91af" loext:opacity="100%" style:font-name="Cascadia Mono" fo:font-size="9.5pt" officeooo:rsid="00175690" officeooo:paragraph-rsid="001af2ef" fo:background-color="#ffffff" style:font-size-asian="9.5pt"/>
    </style:style>
    <style:style style:name="P6" style:family="paragraph" style:parent-style-name="Standard">
      <style:text-properties fo:color="#2b91af" loext:opacity="100%" style:font-name="Cascadia Mono" fo:font-size="9.5pt" officeooo:rsid="001c28c6" officeooo:paragraph-rsid="001c28c6" fo:background-color="#ffffff" style:font-size-asian="9.5pt"/>
    </style:style>
    <style:style style:name="P7" style:family="paragraph" style:parent-style-name="Standard">
      <style:text-properties fo:color="#2b91af" loext:opacity="100%" style:font-name="Cascadia Mono" fo:font-size="9.5pt" officeooo:rsid="00249d92" officeooo:paragraph-rsid="00249d92" fo:background-color="#ffffff" style:font-size-asian="9.5pt"/>
    </style:style>
    <style:style style:name="P8" style:family="paragraph" style:parent-style-name="Standard">
      <style:text-properties fo:color="#2b91af" loext:opacity="100%" style:font-name="Cascadia Mono" fo:font-size="9.5pt" officeooo:rsid="001af2ef" officeooo:paragraph-rsid="001af2ef" fo:background-color="#ffffff" style:font-size-asian="9.5pt"/>
    </style:style>
    <style:style style:name="P9" style:family="paragraph" style:parent-style-name="Standard">
      <style:text-properties fo:color="#2b91af" loext:opacity="100%" style:font-name="Cascadia Mono" fo:font-size="9.5pt" officeooo:rsid="0032785b" officeooo:paragraph-rsid="0032785b" fo:background-color="#ffffff" style:font-size-asian="9.5pt"/>
    </style:style>
    <style:style style:name="P10" style:family="paragraph" style:parent-style-name="Standard">
      <style:text-properties style:font-name="Cascadia Mono" officeooo:rsid="00175690" officeooo:paragraph-rsid="00175690"/>
    </style:style>
    <style:style style:name="P11" style:family="paragraph" style:parent-style-name="Standard">
      <style:text-properties style:font-name="Cascadia Mono" officeooo:rsid="00207864" officeooo:paragraph-rsid="00207864"/>
    </style:style>
    <style:style style:name="P12" style:family="paragraph" style:parent-style-name="Standard">
      <style:text-properties style:font-name="Cascadia Mono" officeooo:rsid="00286368" officeooo:paragraph-rsid="00286368"/>
    </style:style>
    <style:style style:name="P13" style:family="paragraph" style:parent-style-name="Standard">
      <style:text-properties style:font-name="Cascadia Mono" officeooo:rsid="00286368" officeooo:paragraph-rsid="00363c42"/>
    </style:style>
    <style:style style:name="P14" style:family="paragraph" style:parent-style-name="Standard">
      <style:text-properties style:font-name="Cascadia Mono" officeooo:rsid="00286368" officeooo:paragraph-rsid="003805bc"/>
    </style:style>
    <style:style style:name="P15" style:family="paragraph" style:parent-style-name="Standard">
      <style:text-properties style:font-name="Cascadia Mono" officeooo:rsid="00286368" officeooo:paragraph-rsid="003a78de"/>
    </style:style>
    <style:style style:name="P16" style:family="paragraph" style:parent-style-name="Standard">
      <style:text-properties style:font-name="Cascadia Mono" officeooo:rsid="00286368" officeooo:paragraph-rsid="003ff6b5"/>
    </style:style>
    <style:style style:name="P17" style:family="paragraph" style:parent-style-name="Standard">
      <style:text-properties style:font-name="Cascadia Mono" officeooo:rsid="00286368" officeooo:paragraph-rsid="0045a49f"/>
    </style:style>
    <style:style style:name="P18" style:family="paragraph" style:parent-style-name="Standard">
      <style:text-properties style:font-name="Cascadia Mono" officeooo:rsid="00286368" officeooo:paragraph-rsid="00492e48"/>
    </style:style>
    <style:style style:name="P19" style:family="paragraph" style:parent-style-name="Standard">
      <style:text-properties style:font-name="Cascadia Mono" officeooo:rsid="00286368" officeooo:paragraph-rsid="0029f33b"/>
    </style:style>
    <style:style style:name="P20" style:family="paragraph" style:parent-style-name="Standard">
      <style:paragraph-properties fo:text-align="center" style:justify-single-word="false"/>
      <style:text-properties style:font-name="Cascadia Mono" officeooo:rsid="00286368" officeooo:paragraph-rsid="005d87dd"/>
    </style:style>
    <style:style style:name="P21" style:family="paragraph" style:parent-style-name="Standard">
      <style:text-properties style:font-name="Cascadia Mono" officeooo:rsid="00548ed5" officeooo:paragraph-rsid="00548ed5"/>
    </style:style>
    <style:style style:name="P22" style:family="paragraph" style:parent-style-name="Standard">
      <style:text-properties style:font-name="Arial" officeooo:rsid="001f1628" officeooo:paragraph-rsid="001f1628"/>
    </style:style>
    <style:style style:name="P23" style:family="paragraph" style:parent-style-name="Standard">
      <style:text-properties style:font-name="Arial"/>
    </style:style>
    <style:style style:name="P24" style:family="paragraph" style:parent-style-name="Standard">
      <style:text-properties style:font-name="Arial" officeooo:rsid="008a065e" officeooo:paragraph-rsid="008a065e"/>
    </style:style>
    <style:style style:name="P25" style:family="paragraph" style:parent-style-name="Standard">
      <style:text-properties style:font-name="Arial" officeooo:rsid="008a065e" officeooo:paragraph-rsid="008db3b3"/>
    </style:style>
    <style:style style:name="P26" style:family="paragraph" style:parent-style-name="Standard">
      <style:text-properties style:font-name="Arial" officeooo:rsid="008a56b3" officeooo:paragraph-rsid="008a56b3"/>
    </style:style>
    <style:style style:name="P27" style:family="paragraph" style:parent-style-name="Standard">
      <style:text-properties fo:color="#2b91af" loext:opacity="100%" style:font-name="Cascadia Mono" fo:font-size="9.5pt" officeooo:rsid="00665386" officeooo:paragraph-rsid="00665386" fo:background-color="#ffffff" style:font-size-asian="9.5pt"/>
    </style:style>
    <style:style style:name="P28" style:family="paragraph" style:parent-style-name="Standard">
      <style:text-properties fo:color="#2b91af" loext:opacity="100%" style:font-name="Cascadia Mono" fo:font-size="9.5pt" officeooo:rsid="00175690" officeooo:paragraph-rsid="00175690" fo:background-color="#ffffff" style:font-size-asian="9.5pt"/>
    </style:style>
    <style:style style:name="P29" style:family="paragraph" style:parent-style-name="Standard">
      <style:text-properties fo:color="#2b91af" loext:opacity="100%" style:font-name="Cascadia Mono" fo:font-size="9.5pt" officeooo:rsid="008f3f6f" officeooo:paragraph-rsid="008f3f6f" fo:background-color="#ffffff" style:font-size-asian="9.5pt"/>
    </style:style>
    <style:style style:name="P30" style:family="paragraph" style:parent-style-name="Standard">
      <style:paragraph-properties fo:text-align="center" style:justify-single-word="false"/>
      <style:text-properties style:font-name="Cascadia Mono" officeooo:rsid="00286368" officeooo:paragraph-rsid="005d87dd"/>
    </style:style>
    <style:style style:name="P31" style:family="paragraph" style:parent-style-name="Standard">
      <style:text-properties style:font-name="Cascadia Mono" officeooo:rsid="00286368" officeooo:paragraph-rsid="007ff190"/>
    </style:style>
    <style:style style:name="P32" style:family="paragraph" style:parent-style-name="Standard">
      <style:text-properties style:font-name="Cascadia Mono" officeooo:rsid="00207864" officeooo:paragraph-rsid="00207864"/>
    </style:style>
    <style:style style:name="P33" style:family="paragraph" style:parent-style-name="Standard">
      <style:text-properties style:font-name="Cascadia Mono" officeooo:rsid="0086ea48" officeooo:paragraph-rsid="0086ea48"/>
    </style:style>
    <style:style style:name="P34" style:family="paragraph" style:parent-style-name="Standard">
      <style:text-properties style:font-name="Cascadia Mono" officeooo:rsid="0086ea48" officeooo:paragraph-rsid="0087ad63"/>
    </style:style>
    <style:style style:name="P35" style:family="paragraph" style:parent-style-name="Standard">
      <style:text-properties officeooo:paragraph-rsid="007093b2"/>
    </style:style>
    <style:style style:name="P36" style:family="paragraph" style:parent-style-name="Standard">
      <style:text-properties officeooo:rsid="007cecb5" officeooo:paragraph-rsid="007cecb5"/>
    </style:style>
    <style:style style:name="P37" style:family="paragraph" style:parent-style-name="Standard">
      <style:text-properties officeooo:paragraph-rsid="007ff190"/>
    </style:style>
    <style:style style:name="P38" style:family="paragraph" style:parent-style-name="Standard">
      <style:text-properties officeooo:paragraph-rsid="0083af49"/>
    </style:style>
    <style:style style:name="P39" style:family="paragraph" style:parent-style-name="Standard">
      <style:text-properties officeooo:paragraph-rsid="004ce7aa"/>
    </style:style>
    <style:style style:name="P40" style:family="paragraph" style:parent-style-name="Standard">
      <style:text-properties officeooo:rsid="00934d6d" officeooo:paragraph-rsid="00934d6d"/>
    </style:style>
    <style:style style:name="P41" style:family="paragraph" style:parent-style-name="Standard">
      <style:text-properties officeooo:rsid="00940e44" officeooo:paragraph-rsid="00940e44"/>
    </style:style>
    <style:style style:name="P42" style:family="paragraph" style:parent-style-name="Standard">
      <style:text-properties officeooo:rsid="00946a31" officeooo:paragraph-rsid="00946a31"/>
    </style:style>
    <style:style style:name="T1" style:family="text">
      <style:text-properties fo:color="#2b91af" loext:opacity="100%" style:font-name="Cascadia Mono" fo:font-size="9.5pt" fo:background-color="#ffffff" loext:char-shading-value="0" style:font-size-asian="9.5pt"/>
    </style:style>
    <style:style style:name="T2" style:family="text">
      <style:text-properties fo:color="#2b91af" loext:opacity="100%" style:font-name="Cascadia Mono" fo:font-size="9.5pt" officeooo:rsid="00175690" fo:background-color="#ffffff" loext:char-shading-value="0" style:font-size-asian="9.5pt"/>
    </style:style>
    <style:style style:name="T3" style:family="text">
      <style:text-properties fo:color="#2b91af" loext:opacity="100%" style:font-name="Cascadia Mono" fo:font-size="9.5pt" officeooo:rsid="006244b9" fo:background-color="#ffffff" loext:char-shading-value="0" style:font-size-asian="9.5pt"/>
    </style:style>
    <style:style style:name="T4" style:family="text">
      <style:text-properties fo:color="#2b91af" loext:opacity="100%" style:font-name="Cascadia Mono" fo:font-size="9.5pt" officeooo:rsid="008c5184" fo:background-color="#ffffff" loext:char-shading-value="0" style:font-size-asian="9.5pt"/>
    </style:style>
    <style:style style:name="T5" style:family="text">
      <style:text-properties fo:color="#2b91af" loext:opacity="100%" style:font-name="Cascadia Mono" fo:font-size="9.5pt" officeooo:rsid="008c65b2" fo:background-color="#ffffff" loext:char-shading-value="0" style:font-size-asian="9.5pt"/>
    </style:style>
    <style:style style:name="T6" style:family="text">
      <style:text-properties fo:color="#2b91af" loext:opacity="100%" fo:font-size="9.5pt" fo:background-color="#ffffff" loext:char-shading-value="0" style:font-size-asian="9.5pt"/>
    </style:style>
    <style:style style:name="T7" style:family="text">
      <style:text-properties fo:color="#2b91af" loext:opacity="100%" fo:font-size="9.5pt" officeooo:rsid="002403b0" fo:background-color="#ffffff" loext:char-shading-value="0" style:font-size-asian="9.5pt"/>
    </style:style>
    <style:style style:name="T8" style:family="text">
      <style:text-properties fo:color="#2b91af" loext:opacity="100%" fo:font-size="9.5pt" officeooo:rsid="00276f2a" fo:background-color="#ffffff" loext:char-shading-value="0" style:font-size-asian="9.5pt"/>
    </style:style>
    <style:style style:name="T9" style:family="text">
      <style:text-properties fo:color="#2b91af" loext:opacity="100%" fo:font-size="9.5pt" officeooo:rsid="00292b0a" fo:background-color="#ffffff" loext:char-shading-value="0" style:font-size-asian="9.5pt"/>
    </style:style>
    <style:style style:name="T10" style:family="text">
      <style:text-properties fo:color="#2b91af" loext:opacity="100%" fo:font-size="9.5pt" officeooo:rsid="0029f33b" fo:background-color="#ffffff" loext:char-shading-value="0" style:font-size-asian="9.5pt"/>
    </style:style>
    <style:style style:name="T11" style:family="text">
      <style:text-properties fo:color="#2b91af" loext:opacity="100%" fo:font-size="9.5pt" officeooo:rsid="002b638b" fo:background-color="#ffffff" loext:char-shading-value="0" style:font-size-asian="9.5pt"/>
    </style:style>
    <style:style style:name="T12" style:family="text">
      <style:text-properties fo:color="#2b91af" loext:opacity="100%" fo:font-size="9.5pt" officeooo:rsid="002c12eb" fo:background-color="#ffffff" loext:char-shading-value="0" style:font-size-asian="9.5pt"/>
    </style:style>
    <style:style style:name="T13" style:family="text">
      <style:text-properties fo:color="#2b91af" loext:opacity="100%" fo:font-size="9.5pt" officeooo:rsid="002dbad9" fo:background-color="#ffffff" loext:char-shading-value="0" style:font-size-asian="9.5pt"/>
    </style:style>
    <style:style style:name="T14" style:family="text">
      <style:text-properties fo:color="#2b91af" loext:opacity="100%" fo:font-size="9.5pt" officeooo:rsid="002f8ce3" fo:background-color="#ffffff" loext:char-shading-value="0" style:font-size-asian="9.5pt"/>
    </style:style>
    <style:style style:name="T15" style:family="text">
      <style:text-properties fo:color="#2b91af" loext:opacity="100%" fo:font-size="9.5pt" officeooo:rsid="00363c42" fo:background-color="#ffffff" loext:char-shading-value="0" style:font-size-asian="9.5pt"/>
    </style:style>
    <style:style style:name="T16" style:family="text">
      <style:text-properties fo:color="#2b91af" loext:opacity="100%" fo:font-size="9.5pt" officeooo:rsid="0036690d" fo:background-color="#ffffff" loext:char-shading-value="0" style:font-size-asian="9.5pt"/>
    </style:style>
    <style:style style:name="T17" style:family="text">
      <style:text-properties fo:color="#2b91af" loext:opacity="100%" fo:font-size="9.5pt" officeooo:rsid="003805bc" fo:background-color="#ffffff" loext:char-shading-value="0" style:font-size-asian="9.5pt"/>
    </style:style>
    <style:style style:name="T18" style:family="text">
      <style:text-properties fo:color="#2b91af" loext:opacity="100%" fo:font-size="9.5pt" officeooo:rsid="003a78de" fo:background-color="#ffffff" loext:char-shading-value="0" style:font-size-asian="9.5pt"/>
    </style:style>
    <style:style style:name="T19" style:family="text">
      <style:text-properties fo:color="#2b91af" loext:opacity="100%" fo:font-size="9.5pt" officeooo:rsid="003ff6b5" fo:background-color="#ffffff" loext:char-shading-value="0" style:font-size-asian="9.5pt"/>
    </style:style>
    <style:style style:name="T20" style:family="text">
      <style:text-properties fo:color="#2b91af" loext:opacity="100%" fo:font-size="9.5pt" officeooo:rsid="0040bb06" fo:background-color="#ffffff" loext:char-shading-value="0" style:font-size-asian="9.5pt"/>
    </style:style>
    <style:style style:name="T21" style:family="text">
      <style:text-properties fo:color="#2b91af" loext:opacity="100%" fo:font-size="9.5pt" officeooo:rsid="00425f0e" fo:background-color="#ffffff" loext:char-shading-value="0" style:font-size-asian="9.5pt"/>
    </style:style>
    <style:style style:name="T22" style:family="text">
      <style:text-properties fo:color="#2b91af" loext:opacity="100%" fo:font-size="9.5pt" officeooo:rsid="004492e2" fo:background-color="#ffffff" loext:char-shading-value="0" style:font-size-asian="9.5pt"/>
    </style:style>
    <style:style style:name="T23" style:family="text">
      <style:text-properties fo:color="#2b91af" loext:opacity="100%" fo:font-size="9.5pt" officeooo:rsid="0045a49f" fo:background-color="#ffffff" loext:char-shading-value="0" style:font-size-asian="9.5pt"/>
    </style:style>
    <style:style style:name="T24" style:family="text">
      <style:text-properties fo:color="#2b91af" loext:opacity="100%" fo:font-size="9.5pt" officeooo:rsid="00472c2d" fo:background-color="#ffffff" loext:char-shading-value="0" style:font-size-asian="9.5pt"/>
    </style:style>
    <style:style style:name="T25" style:family="text">
      <style:text-properties fo:color="#2b91af" loext:opacity="100%" fo:font-size="9.5pt" officeooo:rsid="00490387" fo:background-color="#ffffff" loext:char-shading-value="0" style:font-size-asian="9.5pt"/>
    </style:style>
    <style:style style:name="T26" style:family="text">
      <style:text-properties fo:color="#2b91af" loext:opacity="100%" fo:font-size="9.5pt" officeooo:rsid="00492e48" fo:background-color="#ffffff" loext:char-shading-value="0" style:font-size-asian="9.5pt"/>
    </style:style>
    <style:style style:name="T27" style:family="text">
      <style:text-properties fo:color="#2b91af" loext:opacity="100%" fo:font-size="9.5pt" officeooo:rsid="004af789" fo:background-color="#ffffff" loext:char-shading-value="0" style:font-size-asian="9.5pt"/>
    </style:style>
    <style:style style:name="T28" style:family="text">
      <style:text-properties fo:color="#2b91af" loext:opacity="100%" fo:font-size="9.5pt" officeooo:rsid="004ce7aa" fo:background-color="#ffffff" loext:char-shading-value="0" style:font-size-asian="9.5pt"/>
    </style:style>
    <style:style style:name="T29" style:family="text">
      <style:text-properties fo:color="#2b91af" loext:opacity="100%" fo:font-size="9.5pt" officeooo:rsid="004dca61" fo:background-color="#ffffff" loext:char-shading-value="0" style:font-size-asian="9.5pt"/>
    </style:style>
    <style:style style:name="T30" style:family="text">
      <style:text-properties fo:color="#2b91af" loext:opacity="100%" fo:font-size="9.5pt" officeooo:rsid="004edbca" fo:background-color="#ffffff" loext:char-shading-value="0" style:font-size-asian="9.5pt"/>
    </style:style>
    <style:style style:name="T31" style:family="text">
      <style:text-properties fo:color="#2b91af" loext:opacity="100%" fo:font-size="9.5pt" officeooo:rsid="00662cb9" fo:background-color="#ffffff" loext:char-shading-value="0" style:font-size-asian="9.5pt"/>
    </style:style>
    <style:style style:name="T32" style:family="text">
      <style:text-properties fo:color="#2b91af" loext:opacity="100%" fo:font-size="9.5pt" officeooo:rsid="007ff190" fo:background-color="#ffffff" loext:char-shading-value="0" style:font-size-asian="9.5pt"/>
    </style:style>
    <style:style style:name="T33" style:family="text">
      <style:text-properties fo:color="#2b91af" loext:opacity="100%" fo:font-size="9.5pt" officeooo:rsid="0087ad63" fo:background-color="#ffffff" loext:char-shading-value="0" style:font-size-asian="9.5pt"/>
    </style:style>
    <style:style style:name="T34" style:family="text">
      <style:text-properties fo:color="#2b91af" loext:opacity="100%" fo:font-size="9.5pt" officeooo:rsid="0088697e" fo:background-color="#ffffff" loext:char-shading-value="0" style:font-size-asian="9.5pt"/>
    </style:style>
    <style:style style:name="T35" style:family="text">
      <style:text-properties fo:color="#2b91af" loext:opacity="100%" fo:font-size="9.5pt" officeooo:rsid="00893703" fo:background-color="#ffffff" loext:char-shading-value="0" style:font-size-asian="9.5pt"/>
    </style:style>
    <style:style style:name="T36" style:family="text">
      <style:text-properties fo:color="#2b91af" loext:opacity="100%" fo:font-size="9.5pt" officeooo:rsid="00920050" fo:background-color="#ffffff" loext:char-shading-value="0" style:font-size-asian="9.5pt"/>
    </style:style>
    <style:style style:name="T37" style:family="text">
      <style:text-properties fo:color="#2b91af" loext:opacity="100%" fo:font-size="9.5pt" officeooo:rsid="0092e4bf" fo:background-color="#ffffff" loext:char-shading-value="0" style:font-size-asian="9.5pt"/>
    </style:style>
    <style:style style:name="T38" style:family="text">
      <style:text-properties fo:color="#2b91af" loext:opacity="100%" fo:font-size="9.5pt" officeooo:rsid="009317f0" fo:background-color="#ffffff" loext:char-shading-value="0" style:font-size-asian="9.5pt"/>
    </style:style>
    <style:style style:name="T39" style:family="text">
      <style:text-properties fo:color="#2b91af" loext:opacity="100%" fo:font-size="9.5pt" style:text-underline-style="solid" style:text-underline-width="auto" style:text-underline-color="font-color" fo:font-weight="bold" officeooo:rsid="005d87dd" fo:background-color="#ffffff" loext:char-shading-value="0" style:font-size-asian="9.5pt" style:font-weight-asian="bold" style:font-weight-complex="bold"/>
    </style:style>
    <style:style style:name="T40" style:family="text">
      <style:text-properties fo:color="#2b91af" loext:opacity="100%" fo:font-size="9.5pt" fo:language="en" fo:country="US" fo:font-weight="normal" officeooo:rsid="007ff190" fo:background-color="#ffffff" loext:char-shading-value="0" style:font-size-asian="9.5pt" style:font-weight-asian="normal" style:font-weight-complex="normal"/>
    </style:style>
    <style:style style:name="T41" style:family="text">
      <style:text-properties fo:color="#2b91af" loext:opacity="100%" fo:font-size="9.5pt" fo:language="en" fo:country="US" fo:font-weight="normal" officeooo:rsid="0083af49" fo:background-color="#ffffff" loext:char-shading-value="0" style:font-size-asian="9.5pt" style:font-weight-asian="normal" style:font-weight-complex="normal"/>
    </style:style>
    <style:style style:name="T42" style:family="text">
      <style:text-properties fo:color="#2b91af" loext:opacity="100%" fo:font-size="9.5pt" fo:language="en" fo:country="US" fo:font-weight="normal" officeooo:rsid="00857708" fo:background-color="#ffffff" loext:char-shading-value="0" style:font-size-asian="9.5pt" style:font-weight-asian="normal" style:font-weight-complex="normal"/>
    </style:style>
    <style:style style:name="T43" style:family="text">
      <style:text-properties officeooo:rsid="001a1801"/>
    </style:style>
    <style:style style:name="T44" style:family="text">
      <style:text-properties officeooo:rsid="001ad703"/>
    </style:style>
    <style:style style:name="T45" style:family="text">
      <style:text-properties officeooo:rsid="001af2ef"/>
    </style:style>
    <style:style style:name="T46" style:family="text">
      <style:text-properties officeooo:rsid="00247039"/>
    </style:style>
    <style:style style:name="T47" style:family="text">
      <style:text-properties officeooo:rsid="00250343"/>
    </style:style>
    <style:style style:name="T48" style:family="text">
      <style:text-properties fo:color="#0000ff" loext:opacity="100%" style:font-name="Cascadia Mono" fo:font-size="9.5pt" fo:background-color="#ffffff" loext:char-shading-value="0" style:font-size-asian="9.5pt"/>
    </style:style>
    <style:style style:name="T49" style:family="text">
      <style:text-properties fo:color="#0000ff" loext:opacity="100%" style:font-name="Cascadia Mono" fo:font-size="9.5pt" officeooo:rsid="006244b9" fo:background-color="#ffffff" loext:char-shading-value="0" style:font-size-asian="9.5pt"/>
    </style:style>
    <style:style style:name="T50" style:family="text">
      <style:text-properties fo:color="#000000" loext:opacity="100%" style:font-name="Cascadia Mono" fo:font-size="9.5pt" fo:background-color="#ffffff" loext:char-shading-value="0" style:font-size-asian="9.5pt"/>
    </style:style>
    <style:style style:name="T51" style:family="text">
      <style:text-properties fo:color="#000000" loext:opacity="100%" style:font-name="Cascadia Mono" fo:font-size="9.5pt" officeooo:rsid="0060133c" fo:background-color="#ffffff" loext:char-shading-value="0" style:font-size-asian="9.5pt"/>
    </style:style>
    <style:style style:name="T52" style:family="text">
      <style:text-properties fo:color="#000000" loext:opacity="100%" style:font-name="Cascadia Mono" fo:font-size="9.5pt" officeooo:rsid="00604e28" fo:background-color="#ffffff" loext:char-shading-value="0" style:font-size-asian="9.5pt"/>
    </style:style>
    <style:style style:name="T53" style:family="text">
      <style:text-properties fo:color="#000000" loext:opacity="100%" style:font-name="Cascadia Mono" fo:font-size="9.5pt" officeooo:rsid="00607af2" fo:background-color="#ffffff" loext:char-shading-value="0" style:font-size-asian="9.5pt"/>
    </style:style>
    <style:style style:name="T54" style:family="text">
      <style:text-properties fo:color="#000000" loext:opacity="100%" style:font-name="Cascadia Mono" fo:font-size="9.5pt" officeooo:rsid="006244b9" fo:background-color="#ffffff" loext:char-shading-value="0" style:font-size-asian="9.5pt"/>
    </style:style>
    <style:style style:name="T55" style:family="text">
      <style:text-properties fo:color="#000000" loext:opacity="100%" style:font-name="Cascadia Mono" fo:font-size="9.5pt" officeooo:rsid="006e61e7" fo:background-color="#ffffff" loext:char-shading-value="0" style:font-size-asian="9.5pt"/>
    </style:style>
    <style:style style:name="T56" style:family="text">
      <style:text-properties fo:color="#000000" loext:opacity="100%" style:font-name="Cascadia Mono" fo:font-size="9.5pt" officeooo:rsid="006f40fe" fo:background-color="#ffffff" loext:char-shading-value="0" style:font-size-asian="9.5pt"/>
    </style:style>
    <style:style style:name="T57" style:family="text">
      <style:text-properties fo:color="#000000" loext:opacity="100%" style:font-name="Cascadia Mono" fo:font-size="9.5pt" officeooo:rsid="006ffb9b" fo:background-color="#ffffff" loext:char-shading-value="0" style:font-size-asian="9.5pt"/>
    </style:style>
    <style:style style:name="T58" style:family="text">
      <style:text-properties fo:color="#000000" loext:opacity="100%" style:font-name="Cascadia Mono" fo:font-size="9.5pt" officeooo:rsid="00706fb8" fo:background-color="#ffffff" loext:char-shading-value="0" style:font-size-asian="9.5pt"/>
    </style:style>
    <style:style style:name="T59" style:family="text">
      <style:text-properties fo:color="#000000" loext:opacity="100%" style:font-name="Cascadia Mono" fo:font-size="9.5pt" officeooo:rsid="0075f3a6" fo:background-color="#ffffff" loext:char-shading-value="0" style:font-size-asian="9.5pt"/>
    </style:style>
    <style:style style:name="T60" style:family="text">
      <style:text-properties fo:color="#000000" loext:opacity="100%" style:font-name="Cascadia Mono" fo:font-size="9.5pt" officeooo:rsid="007709f1" fo:background-color="#ffffff" loext:char-shading-value="0" style:font-size-asian="9.5pt"/>
    </style:style>
    <style:style style:name="T61" style:family="text">
      <style:text-properties fo:color="#000000" loext:opacity="100%" style:font-name="Cascadia Mono" fo:font-size="9.5pt" officeooo:rsid="007843ee" fo:background-color="#ffffff" loext:char-shading-value="0" style:font-size-asian="9.5pt"/>
    </style:style>
    <style:style style:name="T62" style:family="text">
      <style:text-properties fo:color="#000000" loext:opacity="100%" style:font-name="Cascadia Mono" fo:font-size="9.5pt" officeooo:rsid="007ddcce" fo:background-color="#ffffff" loext:char-shading-value="0" style:font-size-asian="9.5pt"/>
    </style:style>
    <style:style style:name="T63" style:family="text">
      <style:text-properties fo:color="#000000" loext:opacity="100%" style:font-name="Cascadia Mono" fo:font-size="9.5pt" officeooo:rsid="007e87fb" fo:background-color="#ffffff" loext:char-shading-value="0" style:font-size-asian="9.5pt"/>
    </style:style>
    <style:style style:name="T64" style:family="text">
      <style:text-properties fo:color="#000000" loext:opacity="100%" style:font-name="Cascadia Mono" fo:font-size="9.5pt" officeooo:rsid="007eb7b8" fo:background-color="#ffffff" loext:char-shading-value="0" style:font-size-asian="9.5pt"/>
    </style:style>
    <style:style style:name="T65" style:family="text">
      <style:text-properties fo:color="#a31515" loext:opacity="100%" style:font-name="Cascadia Mono" fo:font-size="9.5pt" fo:background-color="#ffffff" loext:char-shading-value="0" style:font-size-asian="9.5pt"/>
    </style:style>
    <style:style style:name="T66" style:family="text">
      <style:text-properties fo:color="#a31515" loext:opacity="100%" style:font-name="Cascadia Mono" fo:font-size="9.5pt" officeooo:rsid="006b0a79" fo:background-color="#ffffff" loext:char-shading-value="0" style:font-size-asian="9.5pt"/>
    </style:style>
    <style:style style:name="T67"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1">* - </text:span><text:span text:style-name="T4">Multiplication</text:span></text:p>
      <text:p text:style-name="P24"><text:span text:style-name="T1"/></text:p>
      <text:p text:style-name="P25"><text:span text:style-name="T1">+= - </text:span><text:span text:style-name="Source_20_Text"><text:span text:style-name="T40">The value of the expression to the right of the operator is added to the value of the variable to the left of the operator, and the result replaces the value of the variable.</text:span></text:span></text:p>
      <text:p text:style-name="P24"><text:span text:style-name="T1"/></text:p>
      <text:p text:style-name="P26"><text:span text:style-name="T1">() - </text:span></text:p>
      <text:p text:style-name="P26"><text:span text:style-name="T1"/></text:p>
      <text:p text:style-name="P26"><text:span text:style-name="T1">; </text:span><text:span text:style-name="T5">- End of argument</text:span></text:p>
      <text:p text:style-name="P1"><text:span text:style-name="T1"/></text:p>
      <text:p text:style-name="P1"><text:span text:style-name="T1">MonoBehaviour – </text:span><text:span text:style-name="T2">Allows script to be attached to a GameObject in Unity.</text:span></text:p>
      <text:p text:style-name="P1"/>
      <text:p text:style-name="P3"><text:span text:style-name="T2">//</text:span><text:span text:style-name="T1">Single Line Comment – Comment that is not executed by the code, can be used to make comments/notes in scripting.</text:span></text:p>
      <text:p text:style-name="P3"/>
      <text:p text:style-name="P27">void -</text:p>
      <text:p text:style-name="P1"/>
      <text:p text:style-name="P4"><text:span text:style-name="T46">v</text:span>oidStart – Called before the first frame.</text:p>
      <text:p text:style-name="P4"/>
      <text:p text:style-name="P7">Variables that are to be assigned in code must be placed before voidStart (ie playerMovement <text:span text:style-name="T47">etc).</text:span></text:p>
      <text:p text:style-name="P2"/>
      <text:p text:style-name="P4"><text:span text:style-name="T46">v</text:span>oidUpdate – Called every frame.</text:p>
      <text:p text:style-name="P2"/>
      <text:p text:style-name="P4">public – Can be read, set/changed and called by other scripts outside of the code it was created.</text:p>
      <text:p text:style-name="P2"/>
      <text:p text:style-name="P4">private – Can only be read, set and changed inside of the code it was created.</text:p>
      <text:p text:style-name="P4"/>
      <text:p text:style-name="P29"><text:span text:style-name="T67">[SerializeField] - </text:span></text:p>
      <text:p text:style-name="P2"/>
      <text:p text:style-name="P5">data type – A data type defines what kind of information (or data) a variable can hold (ie float; decimal numbers). <text:span text:style-name="T43">Data types can be named and referred </text:span><text:span text:style-name="T44">later, </text:span><text:span text:style-name="T45">ie:</text:span></text:p>
      <text:p text:style-name="P5"/>
      <text:p text:style-name="P8">‘public float moveSpeed;’</text:p>
      <text:p text:style-name="P5"/>
      <text:p text:style-name="P6">Similar concept to assigning values in Twine with $, ie</text:p>
      <text:p text:style-name="P6"/>
      <text:p text:style-name="P6">‘set $moveSpeed to it + 1’</text:p>
      <text:p text:style-name="P2"/>
      <text:p text:style-name="P4">int (integer) – A data type that only holds whole numbers.</text:p>
      <text:p text:style-name="P2"/>
      <text:p text:style-name="P10"><text:span text:style-name="T6">float – A data type that holds numbers with decimal points, </text:span><text:span text:style-name="T8">value of variable must be suffixed with an ‘f’, ie ‘3f’. </text:span><text:span text:style-name="T31">Can be a positive value (+1) or a negative variable (-1).</text:span></text:p>
      <text:p text:style-name="P10"/>
      <text:p text:style-name="P21"><text:span text:style-name="T8">c</text:span><text:span text:style-name="T6">lass - </text:span></text:p>
      <text:p text:style-name="P10"/>
      <text:p text:style-name="P9">new - </text:p>
      <text:p text:style-name="P10"/>
      <text:p text:style-name="P11"><text:span text:style-name="T6">Vector2</text:span><text:span text:style-name="T7">/</text:span><text:span text:style-name="T12">Vector 3 – </text:span><text:span text:style-name="T13">Vectors in Unity refer to the positional values of X, Y and Z in the world </text:span><text:span text:style-name="T14">space.</text:span></text:p>
      <text:p text:style-name="P33"><text:span text:style-name="T14"/></text:p>
      <text:p text:style-name="P34"><text:span text:style-name="T14">V</text:span><text:span text:style-name="T6">ector3.</text:span><text:span text:style-name="T33">f</text:span><text:span text:style-name="T6">orward </text:span><text:span text:style-name="T33">= (0, 0, 1)</text:span></text:p>
      <text:p text:style-name="P34"><text:span text:style-name="T33">b</text:span><text:span text:style-name="T6">ackwards </text:span><text:span text:style-name="T33">= (0, 0, -1)</text:span></text:p>
      <text:p text:style-name="P34"><text:span text:style-name="T33">l</text:span><text:span text:style-name="T6">eft </text:span><text:span text:style-name="T33">= (-</text:span><text:span text:style-name="T34">1</text:span><text:span text:style-name="T33">, </text:span><text:span text:style-name="T34">0,</text:span><text:span text:style-name="T33"> 0)</text:span></text:p>
      <text:p text:style-name="P34"><text:span text:style-name="T33">r</text:span><text:span text:style-name="T6">ight </text:span><text:span text:style-name="T33">= (</text:span><text:span text:style-name="T35">1</text:span><text:span text:style-name="T34">, 0, 0)</text:span></text:p>
      <text:p text:style-name="P11"/>
      <text:p text:style-name="P12"><text:span text:style-name="T7">t</text:span><text:span text:style-name="T6">ransform – </text:span><text:span text:style-name="T9">A controller for the position, scale and rotation of every game object in a Unity scene.</text:span></text:p>
      <text:p text:style-name="P12"/>
      <text:p text:style-name="P12"><text:soft-page-break/><text:span text:style-name="Source_20_Text"><text:span text:style-name="T9">transform.position – </text:span></text:span><text:span text:style-name="Source_20_Text"><text:span text:style-name="T16">Refers to the objects current position in the world space, and can be used to manipulate it/</text:span></text:span><text:span text:style-name="Source_20_Text"><text:span text:style-name="T17">move it.</text:span></text:span></text:p>
      <text:p text:style-name="P19"><text:span text:style-name="Source_20_Text"/></text:p>
      <text:p text:style-name="P14"><text:span text:style-name="Source_20_Text"><text:span text:style-name="T10">transform.rotation – </text:span></text:span><text:span text:style-name="Source_20_Text"><text:span text:style-name="T17">Refers to the</text:span></text:span><text:span text:style-name="Source_20_Text"><text:span text:style-name="T11"> object</text:span></text:span><text:span text:style-name="Source_20_Text"><text:span text:style-name="T17">s current</text:span></text:span><text:span text:style-name="Source_20_Text"><text:span text:style-name="T11"> rotation in the world space, </text:span></text:span><text:span text:style-name="Source_20_Text"><text:span text:style-name="T16">and can be used to manipulate it/</text:span></text:span><text:span text:style-name="Source_20_Text"><text:span text:style-name="T17">move it.</text:span></text:span></text:p>
      <text:p text:style-name="P19"><text:span text:style-name="Source_20_Text"/></text:p>
      <text:p text:style-name="P15"><text:span text:style-name="Source_20_Text"><text:span text:style-name="T10">transform.localScale – </text:span></text:span><text:span text:style-name="Source_20_Text"><text:span text:style-name="T17">Refers to the</text:span></text:span><text:span text:style-name="Source_20_Text"><text:span text:style-name="T11"> object</text:span></text:span><text:span text:style-name="Source_20_Text"><text:span text:style-name="T17">s current</text:span></text:span><text:span text:style-name="Source_20_Text"><text:span text:style-name="T11"> </text:span></text:span><text:span text:style-name="Source_20_Text"><text:span text:style-name="T18">scale</text:span></text:span><text:span text:style-name="Source_20_Text"><text:span text:style-name="T11"> in the world space, </text:span></text:span><text:span text:style-name="Source_20_Text"><text:span text:style-name="T16">and can be used to manipulate it/</text:span></text:span><text:span text:style-name="Source_20_Text"><text:span text:style-name="T17">move it.</text:span></text:span></text:p>
      <text:p text:style-name="P19"><text:span text:style-name="Source_20_Text"/></text:p>
      <text:p text:style-name="P13"><text:span text:style-name="Source_20_Text"><text:span text:style-name="T15">create - </text:span></text:span></text:p>
      <text:p text:style-name="P13"><text:span text:style-name="Source_20_Text"/></text:p>
      <text:p text:style-name="P13"><text:span text:style-name="Source_20_Text"><text:span text:style-name="T15">Quaternion – </text:span></text:span><text:span text:style-name="Source_20_Text"><text:span text:style-name="T36">Similar to Vector3 but for rotation coordinates </text:span></text:span><text:span text:style-name="Source_20_Text"><text:span text:style-name="T37">(Quaternion.Euler</text:span></text:span><text:span text:style-name="Source_20_Text"><text:span text:style-name="T38">(0,0,0)</text:span></text:span></text:p>
      <text:p text:style-name="P13"><text:span text:style-name="Source_20_Text"/></text:p>
      <text:p text:style-name="P16"><text:span text:style-name="Source_20_Text"><text:span text:style-name="T19">identity – </text:span></text:span><text:span text:style-name="Source_20_Text"><text:span text:style-name="T20">The neutral state of an object </text:span></text:span><text:span text:style-name="Source_20_Text"><text:span text:style-name="T21">(for position, rotation or scale), </text:span></text:span><text:span text:style-name="Source_20_Text"><text:span text:style-name="T22">ie</text:span></text:span></text:p>
      <text:p text:style-name="P16"><text:span text:style-name="Source_20_Text"/></text:p>
      <text:p text:style-name="P17"><text:span text:style-name="Source_20_Text"><text:span text:style-name="T23">Vector3.zero = the point of origin in the world </text:span></text:span><text:span text:style-name="Source_20_Text"><text:span text:style-name="T24">space </text:span></text:span><text:span text:style-name="Source_20_Text"><text:span text:style-name="T25">(0, 0, 0)</text:span></text:span></text:p>
      <text:p text:style-name="P18"><text:span text:style-name="Source_20_Text"/></text:p>
      <text:p text:style-name="P18"><text:span text:style-name="Source_20_Text"><text:span text:style-name="T15">Quaternion.</text:span></text:span><text:span text:style-name="Source_20_Text"><text:span text:style-name="T26">identity = Default (as in no) rotation </text:span></text:span><text:span text:style-name="Source_20_Text"><text:span text:style-name="T30">on object</text:span></text:span><text:span text:style-name="Source_20_Text"><text:span text:style-name="T26">, </text:span></text:span><text:span text:style-name="Source_20_Text"><text:span text:style-name="T27">or reset to neutral </text:span></text:span><text:span text:style-name="Source_20_Text"><text:span text:style-name="T28">rotation.</text:span></text:span></text:p>
      <text:p text:style-name="P18"><text:span text:style-name="Source_20_Text"/></text:p>
      <text:p text:style-name="P39"><text:span text:style-name="Source_20_Text"><text:span text:style-name="T28">Vector.one </text:span></text:span><text:span text:style-name="Source_20_Text"><text:span text:style-name="T29">= Default scale of objects in world space.</text:span></text:span></text:p>
      <text:p text:style-name="P37"><text:span text:style-name="Source_20_Text"><text:span text:style-name="T40"/></text:span></text:p>
      <text:p text:style-name="P38"><text:span text:style-name="Source_20_Text"><text:span text:style-name="T42">Time.</text:span></text:span><text:span text:style-name="Source_20_Text"><text:span text:style-name="T41">deltaTime - </text:span></text:span></text:p>
      <text:p text:style-name="P38"><text:span text:style-name="Source_20_Text"><text:span text:style-name="T41"/></text:span></text:p>
      <text:p text:style-name="P38"><text:span text:style-name="Source_20_Text"><text:span text:style-name="T41">Time - </text:span></text:span></text:p>
      <text:p text:style-name="P31"><text:span text:style-name="Source_20_Text"/></text:p>
      <text:p text:style-name="P20"><text:span text:style-name="Source_20_Text"><text:span text:style-name="T39">Script Examples</text:span></text:span></text:p>
      <text:p text:style-name="P20"><text:span text:style-name="Source_20_Text"/></text:p>
      <text:p text:style-name="Standard"><text:span text:style-name="T48">public</text:span><text:span text:style-name="T50"> </text:span><text:span text:style-name="T48">float</text:span><text:span text:style-name="T50"> moveSpeed = 10; - </text:span><text:span text:style-name="T51">Assigns a public (visible to Inspector and other scripts) </text:span><text:span text:style-name="T52">float (numerical value that </text:span><text:span text:style-name="T53">can use decimal values) </text:span><text:span text:style-name="T54">with the name ‘moveSpeed’.</text:span><text:span text:style-name="T50"/></text:p>
      <text:p text:style-name="Standard"/>
      <text:p text:style-name="Standard"><text:span text:style-name="T3">Vector2</text:span><text:span text:style-name="T50"> playerMovement = </text:span><text:span text:style-name="T48">new</text:span><text:span text:style-name="T50"> </text:span><text:span text:style-name="T1">Vector2</text:span><text:span text:style-name="T50">(</text:span><text:span text:style-name="T1">Input</text:span><text:span text:style-name="T50">.GetAxis(</text:span><text:span text:style-name="T65">"Horizontal"</text:span><text:span text:style-name="T50">), </text:span><text:span text:style-name="T66">0</text:span><text:span text:style-name="T50">));</text:span><text:span text:style-name="T54"> - </text:span><text:span text:style-name="T59">Creating a new </text:span><text:span text:style-name="T60">private </text:span><text:span text:style-name="T59">Vector2 </text:span><text:span text:style-name="T61">variable</text:span><text:span text:style-name="T59"> inside the update function </text:span><text:span text:style-name="T61">called ‘playerMovement.’ </text:span><text:span text:style-name="T50"/></text:p>
      <text:p text:style-name="Standard"/>
      <text:p text:style-name="P35"><text:span text:style-name="T49">public</text:span><text:span text:style-name="T50"> </text:span><text:span text:style-name="T1">GameObject</text:span><text:span text:style-name="T50"> player;</text:span><text:span text:style-name="T54"> - </text:span><text:span text:style-name="T55">Assigns the variable ‘player’ to a GameObject </text:span><text:span text:style-name="T56">(a mesh, sprite, model etc) in the world space </text:span><text:span text:style-name="T57">in the inspector. </text:span><text:span text:style-name="T58">Must be placed before </text:span><text:span text:style-name="T50"/></text:p>
      <text:p text:style-name="P35"><text:span text:style-name="T58">void Start()</text:span><text:span text:style-name="T50"/></text:p>
      <text:p text:style-name="P35"><text:span text:style-name="T58"/></text:p>
      <text:p text:style-name="P36"><text:span text:style-name="T58">t</text:span><text:span text:style-name="T50">ransform.position = transform.position + new Vector3</text:span><text:span text:style-name="T62">(0, 0, movementSpeed *Time.deltaTime); - </text:span><text:span text:style-name="T63">transform.position references the existing transform option in Unity (in this case the one pertaining to the X,Y,Z coordinates</text:span><text:span text:style-name="T64">),</text:span><text:span text:style-name="T50"/></text:p>
      <text:p text:style-name="P35"/>
      <text:p text:style-name="P40">Add LateUpdate<text:span text:style-name="T58"/></text:p>
      <text:p text:style-name="P41">Add UI<text:span text:style-name="T58"/></text:p>
      <text:p text:style-name="P41"/>
      <text:p text:style-name="P42">Camera Switching<text:span text:style-name="T5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scadia Mono" svg:font-family="'Cascadia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4T10:55:19.038000000</meta:creation-date>
    <dc:date>2024-11-27T13:31:55.001000000</dc:date>
    <meta:editing-duration>PT15H8M6S</meta:editing-duration>
    <meta:editing-cycles>95</meta:editing-cycles>
    <meta:generator>LibreOffice/7.5.1.2$Windows_X86_64 LibreOffice_project/fcbaee479e84c6cd81291587d2ee68cba099e129</meta:generator>
    <meta:document-statistic meta:table-count="0" meta:image-count="0" meta:object-count="0" meta:page-count="2" meta:paragraph-count="47" meta:word-count="520" meta:character-count="3118" meta:non-whitespace-character-count="2620"/>
  </office:meta>
</office:document-meta>
</file>